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A0000028AE6935147A2BAFDF9.jpg" manifest:media-type="image/jpeg"/>
  <manifest:file-entry manifest:full-path="Pictures/100000000000009C0000004FD691FD624986CB7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50%" draw:red="0%" draw:green="0%" draw:blue="0%" fo:clip="rect(0cm, 3.62cm, 6cm, 0cm)" draw:image-opacity="100%" style:mirror="none"/>
    </style:style>
    <style:style style:name="gr2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0.948cm" fo:min-width="13.448cm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1.298cm" fo:min-width="13.448cm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6.598cm" fo:min-width="13.448cm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0.348cm" fo:min-width="13.448cm" fo:padding-top="0.151cm" fo:padding-bottom="0.151cm" fo:padding-left="0.276cm" fo:padding-right="0.276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5cm" fo:min-width="0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dash" draw:stroke-dash="Long_20_Dash" svg:stroke-width="0.053cm" svg:stroke-color="#000000" draw:marker-start-width="0.279cm" draw:marker-end="Extrémités_20_de_20_flèche_20_1" draw:marker-end-width="0.379cm" svg:stroke-linecap="butt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-color="#000000"/>
      <style:paragraph-properties fo:text-align="center"/>
      <style:text-properties fo:font-weight="bold"/>
    </style:style>
    <style:style style:name="P5" style:family="paragraph">
      <style:text-properties fo:font-size="13pt"/>
    </style:style>
    <style:style style:name="P6" style:family="paragraph">
      <loext:graphic-properties draw:fill="none" draw:fill-color="#ffffff"/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999cm" svg:height="11.196cm" svg:x="1.5cm" svg:y="1.303cm">
          <draw:image xlink:href="Pictures/100000000000029A0000028AE6935147A2BAFDF9.jpg" xlink:type="simple" xlink:show="embed" xlink:actuate="onLoad" draw:mime-type="image/jpeg">
            <text:p/>
          </draw:image>
        </draw:frame>
        <draw:custom-shape draw:style-name="gr2" draw:text-style-name="P2" draw:layer="layout" svg:width="14cm" svg:height="1.25cm" svg:x="1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4cm" svg:height="1.6cm" svg:x="1.25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cm" svg:height="6.9cm" svg:x="1.25cm" svg:y="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cm" svg:height="0.65cm" svg:x="1.25cm" svg:y="1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5cm" svg:height="0.75cm" svg:x="15.4cm" svg:y="1.7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5cm" svg:height="0.75cm" svg:x="15.4cm" svg:y="3.35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5cm" svg:height="0.75cm" svg:x="15.4cm" svg:y="4.85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5cm" svg:height="0.75cm" svg:x="15.4cm" svg:y="11.55cm">
          <text:p text:style-name="P3">4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5.996cm" svg:height="0.763cm" svg:x="1.25cm" svg:y="12.587cm">
          <draw:text-box>
            <text:p text:style-name="P5">(1) Entête – (2) Barre de navigation – (3) Zone principale – (4) Pied de page </text:p>
          </draw:text-box>
        </draw:frame>
        <draw:frame draw:style-name="gr8" draw:text-style-name="P1" draw:layer="layout" svg:width="5cm" svg:height="2.53cm" svg:x="9.75cm" svg:y="6cm">
          <draw:image xlink:href="Pictures/100000000000009C0000004FD691FD624986CB7E.png" xlink:type="simple" xlink:show="embed" xlink:actuate="onLoad" draw:mime-type="image/png">
            <text:p/>
          </draw:image>
        </draw:frame>
        <draw:line draw:style-name="gr9" draw:text-style-name="P2" draw:layer="layout" svg:x1="8.1cm" svg:y1="7.1cm" svg:x2="9.6cm" svg:y2="7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2T17:40:20.097000000</meta:creation-date>
    <dc:date>2022-11-02T18:10:00.101000000</dc:date>
    <meta:editing-duration>PT29M42S</meta:editing-duration>
    <meta:editing-cycles>1</meta:editing-cycles>
    <meta:document-statistic meta:object-count="12"/>
    <meta:generator>LibreOffice/7.4.0.3$Windows_X86_64 LibreOffice_project/f85e47c08ddd19c015c0114a68350214f7066f5a</meta:generator>
  </office:meta>
</office:document-meta>
</file>